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Pudelinka" officeooo:rsid="0081d777" officeooo:paragraph-rsid="0081d777"/>
    </style:style>
    <style:style style:name="P7" style:family="paragraph" style:parent-style-name="First_20_line_20_indent">
      <style:text-properties style:font-name="Pudelinka" officeooo:rsid="0082ea3d" officeooo:paragraph-rsid="0082ea3d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P9" style:family="paragraph" style:parent-style-name="Header" style:master-page-name="First_20_Page">
      <style:paragraph-properties style:page-number="auto"/>
      <style:text-properties style:font-name="Pudelinka" officeooo:rsid="0081d777" officeooo:paragraph-rsid="0081d777"/>
    </style:style>
    <style:style style:name="P10" style:family="paragraph" style:parent-style-name="Heading_20_1">
      <style:text-properties style:font-name="Pudelinka" officeooo:rsid="0081d777" officeooo:paragraph-rsid="0081d777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оздравление с Рождеством </text:p>
      <text:h text:style-name="P10" text:outline-level="1">КОЛЯДКА</text:h>
      <text:p text:style-name="P6">Христос родился в Вифлееме,</text:p>
      <text:p text:style-name="P6">Ангелы поют в ночи.</text:p>
      <text:p text:style-name="P6">С неба светит нам звездою</text:p>
      <text:p text:style-name="P6">Милость Божия в тиши.</text:p>
      <text:p text:style-name="P6"/>
      <text:p text:style-name="P7"><text:a xlink:type="simple" xlink:href="https://content-studio.sberdevices.ru/media/019b218a-1637-7540-a8e3-9577fb1744dc/019b2190-33d9-759d-a94e-9744286f3599.mp4#t=0.001" text:style-name="Internet_20_link" text:visited-style-name="Visited_20_Internet_20_Link">Посмотреть видео 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3:14:22.113568735</meta:creation-date>
    <dc:title>Default</dc:title>
    <meta:editing-cycles>3</meta:editing-cycles>
    <meta:editing-duration>PT22M1S</meta:editing-duration>
    <meta:generator>LibreOffice/7.6.7.2$Linux_X86_64 LibreOffice_project/60$Build-2</meta:generator>
    <dc:date>2025-12-15T13:36:23.605545478</dc:date>
    <meta:document-statistic meta:table-count="1" meta:image-count="0" meta:object-count="0" meta:page-count="1" meta:paragraph-count="17" meta:word-count="46" meta:character-count="228" meta:non-whitespace-character-count="197"/>
  </office:meta>
</office:document-meta>
</file>